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1.347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9" style:family="table-cell" style:parent-style-name="Default">
      <style:table-cell-properties fo:wrap-option="wrap" fo:border="0.0008in solid #000000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8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"/>
    </style:style>
    <style:style style:name="T6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5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8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6" table:number-columns-repeated="239"/>
          <table:table-cell table:style-name="ce38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with valid value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26" office:value-type="string">
            <text:p>When user opens the GateIn again, User automatically go to private mode and do not have to sign 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26" office:value-type="string">
            <text:p>Follow the instructions and you will be received an email in your email box to guide how to recover password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26" office:value-type="string">
            <text:p>All existing portlets are imported successfully and displayed on left list ( there are someones added categories: Integration,Navigation, System, etc)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Manage categoryt (Add/Edit/Delete categoryt)</text:p>
          </table:table-cell>
          <table:table-cell table:style-name="ce19"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table:style-name="ce19"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style-name="ce18" table:content-validation-name="val1"/>
          <table:table-cell table:style-name="ce31" table:number-columns-repeated="2"/>
          <table:table-cell table:style-name="ce33"/>
          <table:table-cell table:style-name="ce34"/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31"/>
          <table:table-cell table:style-name="ce1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Edit a remote gadget</text:p>
            <text:p>- Delete a remote gadget</text:p>
            <text:p>- Refresh </text:p>
          </table:table-cell>
          <table:table-cell table:style-name="ce19" office:value-type="string">
            <text:p>- Add remote gadget successfully</text:p>
            <text:p>- The remote gadget is updated with the change value</text:p>
            <text:p>- The remote gadget is removed from the list</text:p>
            <text:p>- Refresh gadget successfully</text:p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Delete a local gadget</text:p>
            <text:p>- Refresh </text:p>
          </table:table-cell>
          <table:table-cell table:style-name="ce19" office:value-type="string">
            <text:p>- Add local gadget successfully</text:p>
            <text:p>- The local gadget is updated with the change value</text:p>
            <text:p>- The local gadget is removed from the list</text:p>
            <text:p>- Refresh gadget successfully</text:p>
          </table:table-cell>
          <table:table-cell table:style-name="ce18" table:content-validation-name="val1"/>
          <table:table-cell table:style-name="ce29"/>
          <table:table-cell table:style-name="ce31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20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6">- Pages instruction </text:span><text:span text:style-name="T6">of current using </text:span><text:span text:style-name="T6">portal don't show</text:span>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<text:span text:style-name="T4">- Input some fields </text:span><text:span text:style-name="T4">required</text:span></text:p>
            <text:p><text:span text:style-name="T4">- Select Access/Edit </text:span><text:span text:style-name="T4">permission</text:span>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 to view portal list</text:p>
            <text:p>- Select a portal form list 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30"/>
          <table:table-cell table:style-name="ce3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30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37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6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Edit node's page properties</text:p>
          </table:table-cell>
          <table:table-cell table:style-name="ce2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50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9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19" office:value-type="string">
            <text:p>Show and Search page</text:p>
          </table:table-cell>
          <table:table-cell table:style-name="ce24" office:value-type="string">
            <text:p><text:span text:style-name="T5">- Go to </text:span><text:span text:style-name="T5">Group/Administratio</text:span><text:span text:style-name="T5">n/Pa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7" office:value-type="string">
            <text:p><text:span text:style-name="T6">- Pages </text:span><text:span text:style-name="T6">Management </text:span><text:span text:style-name="T6">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</text:span><text:span text:style-name="T6">list</text:span></text:p>
            <text:p><text:span text:style-name="T6">- The results are </text:span><text:span text:style-name="T6">displayed matching </text:span><text:span text:style-name="T6">with the search </text:span><text:span text:style-name="T6">keyword</text:span>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3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9" table:number-columns-repeated="3"/>
          <table:table-cell table:style-name="ce33" office:value-type="string">
            <text:p>High</text:p>
          </table:table-cell>
          <table:table-cell table:style-name="ce34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7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31" table:number-columns-repeated="2"/>
          <table:table-cell table:style-name="ce33" office:value-type="string">
            <text:p>Medium</text:p>
          </table:table-cell>
          <table:table-cell table:style-name="ce34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6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7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8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10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7-30T10:40:07</dc:date>
    <dc:language>en-US</dc:language>
    <meta:editing-cycles>222</meta:editing-cycles>
    <meta:editing-duration>P4DT17H15M39S</meta:editing-duration>
    <meta:user-defined meta:name="Info 1"/>
    <meta:user-defined meta:name="Info 2"/>
    <meta:user-defined meta:name="Info 3"/>
    <meta:user-defined meta:name="Info 4"/>
    <meta:document-statistic meta:table-count="2" meta:cell-count="564"/>
  </office:meta>
</office:document-meta>
</file>